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5" table:formula="of:=SUM([.C3:.C50])" office:value-type="float" office:value="21" calcext:value-type="float">
            <text:p>21</text:p>
          </table:table-cell>
          <table:table-cell table:style-name="ce5" table:formula="of:=SUM([.D3:.D50])" office:value-type="float" office:value="35.5" calcext:value-type="float">
            <text:p>35,5</text:p>
          </table:table-cell>
          <table:table-cell table:style-name="ce6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*[.B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*[.B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5]*[.B1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*[.B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7]*[.B1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00-00-00</text:date>, <text:time style:data-style-name="N2" text:time-value="22:39:41.676793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22T22:39:59.692976712</dc:date>
    <meta:editing-duration>PT1H16M37S</meta:editing-duration>
    <meta:editing-cycles>27</meta:editing-cycles>
    <meta:generator>LibreOffice/5.0.5.2$Linux_X86_64 LibreOffice_project/00m0$Build-2</meta:generator>
    <meta:document-statistic meta:table-count="2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5:Reviews.E17 Reviews.B4:Reviews.E4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